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map style:condition="cell-content()=&quot;Amazon&quot;" style:apply-style-name="Amazon" style:base-cell-address="'Juni 15'.D2"/>
      <style:map style:condition="cell-content()=&quot;Ausgehen&quot;" style:apply-style-name="Ausgehen" style:base-cell-address="'Juni 15'.D2"/>
      <style:map style:condition="cell-content()=&quot;Getränke&quot;" style:apply-style-name="Getränke" style:base-cell-address="'Juni 15'.D2"/>
      <style:map style:condition="cell-content()=&quot;Kaffee&quot;" style:apply-style-name="Kaffee" style:base-cell-address="'Juni 15'.D2"/>
      <style:map style:condition="cell-content()=&quot;Kleidung&quot;" style:apply-style-name="Kleidung" style:base-cell-address="'Juni 15'.D2"/>
      <style:map style:condition="cell-content()=&quot;Kosmetika&quot;" style:apply-style-name="Kosmetika" style:base-cell-address="'Juni 15'.D2"/>
      <style:map style:condition="cell-content()=&quot;Nahrung&quot;" style:apply-style-name="Nahrung" style:base-cell-address="'Juni 15'.D2"/>
      <style:map style:condition="cell-content()=&quot;Rechnungen&quot;" style:apply-style-name="Rechnungen" style:base-cell-address="'Juni 15'.D2"/>
      <style:map style:condition="cell-content()=&quot;Sonstiges&quot;" style:apply-style-name="Sonstiges" style:base-cell-address="'Juni 15'.D2"/>
      <style:map style:condition="cell-content()=&quot;Tabak&quot;" style:apply-style-name="Tabak" style:base-cell-address="'Juni 15'.D2"/>
      <style:map style:condition="cell-content()=&quot;Verkehr&quot;" style:apply-style-name="Verkehr" style:base-cell-address="'Juni 15'.D2"/>
      <style:map style:condition="cell-content()=&quot;Zucker&quot;" style:apply-style-name="Zucker" style:base-cell-address="'Juni 15'.D2"/>
    </style:style>
    <style:style style:name="ce3" style:family="table-cell" style:parent-style-name="Default">
      <style:map style:condition="cell-content()=&quot;Amazon&quot;" style:apply-style-name="Amazon" style:base-cell-address="'Juni 15'.D2"/>
      <style:map style:condition="cell-content()=&quot;Ausgehen&quot;" style:apply-style-name="Ausgehen" style:base-cell-address="'Juni 15'.D2"/>
      <style:map style:condition="cell-content()=&quot;Getränke&quot;" style:apply-style-name="Getränke" style:base-cell-address="'Juni 15'.D2"/>
      <style:map style:condition="cell-content()=&quot;Kaffee&quot;" style:apply-style-name="Kaffee" style:base-cell-address="'Juni 15'.D2"/>
      <style:map style:condition="cell-content()=&quot;Kleidung&quot;" style:apply-style-name="Kleidung" style:base-cell-address="'Juni 15'.D2"/>
      <style:map style:condition="cell-content()=&quot;Kosmetika&quot;" style:apply-style-name="Kosmetika" style:base-cell-address="'Juni 15'.D2"/>
      <style:map style:condition="cell-content()=&quot;Nahrung&quot;" style:apply-style-name="Nahrung" style:base-cell-address="'Juni 15'.D2"/>
      <style:map style:condition="cell-content()=&quot;Rechnungen&quot;" style:apply-style-name="Rechnungen" style:base-cell-address="'Juni 15'.D2"/>
      <style:map style:condition="cell-content()=&quot;Sonstiges&quot;" style:apply-style-name="Sonstiges" style:base-cell-address="'Juni 15'.D2"/>
      <style:map style:condition="cell-content()=&quot;Tabak&quot;" style:apply-style-name="Tabak" style:base-cell-address="'Juni 15'.D2"/>
      <style:map style:condition="cell-content()=&quot;Verkehr&quot;" style:apply-style-name="Verkehr" style:base-cell-address="'Juni 15'.D2"/>
      <style:map style:condition="cell-content()=&quot;Zucker&quot;" style:apply-style-name="Zucker" style:base-cell-address="'Juni 15'.D2"/>
    </style:style>
    <style:style style:name="ce4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shapes>
          <draw:frame draw:z-index="0" draw:style-name="gr1" draw:text-style-name="P1" svg:width="726.43pt" svg:height="381pt" svg:x="380.98pt" svg:y="425.4pt">
            <draw:object draw:notify-on-update-of-ranges="'Juni 15'.G8:'Juni 15'.G19 'Juni 15'.H8:'Juni 15'.H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1166.96" calcext:value-type="float">
            <text:p>1166.9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2:.D65526];&quot;Rechnungen&quot;;[.C2:.C65526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2:.D65546];&quot;Nahrung&quot;;[.C2:.C65546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2:.D65538];&quot;Ausgehen&quot;;[.C2:.C65538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2:.D65535];&quot;Kleidung&quot;;[.C2:.C65535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6];&quot;08.06.2015&quot;;[.C1:.C65536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2:.D65535];&quot;Tabak&quot;;[.C2:.C65535])" office:value-type="float" office:value="35.45" calcext:value-type="float">
            <text:p>35.4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6];&quot;09.06.2015&quot;;[.C1:.C65536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2:.D65545];&quot;Zucker&quot;;[.C2:.C65545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6];&quot;10.06.2015&quot;;[.C1:.C65536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33.17" calcext:value-type="float">
            <text:p>33.1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6];&quot;11.06.2015&quot;;[.C1:.C65536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2:.D65538];&quot;Verkehr&quot;;[.C2:.C65538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6];&quot;12.06.2015&quot;;[.C1:.C65536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2:.D65536];&quot;Getränke&quot;;[.C2:.C65536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6];&quot;13.06.2015&quot;;[.C1:.C65536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6];&quot;14.06.2015&quot;;[.C1:.C65536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6];&quot;15.06.2015&quot;;[.C1:.C65536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6];&quot;16.06.2015&quot;;[.C1:.C65536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6];&quot;17.06.2015&quot;;[.C1:.C65536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6];&quot;18.06.2015&quot;;[.C1:.C65536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6];&quot;19.06.2015&quot;;[.C1:.C65536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6];&quot;20.06.2015&quot;;[.C1:.C65536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6];&quot;2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6];&quot;22.06.2015&quot;;[.C1:.C65536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6];&quot;23.06.2015&quot;;[.C1:.C65536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6];&quot;24.06.2015&quot;;[.C1:.C65536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6];&quot;25.06.2015&quot;;[.C1:.C65536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6];&quot;26.06.2015&quot;;[.C1:.C65536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6];&quot;27.06.2015&quot;;[.C1:.C65536])" office:value-type="float" office:value="122.04" calcext:value-type="float">
            <text:p>122.0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6];&quot;2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6];&quot;29.06.2015&quot;;[.C1:.C65536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6];&quot;30.06.2015&quot;;[.C1:.C65536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4" table:content-validation-name="val3" office:value-type="string" calcext:value-type="string">
            <text:p>Kategori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8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6:'Juni 15'.D1048576 'Juni 15'.D2:'Juni 15'.D175 'Juni 15'.D177:'Juni 15'.D224">
            <calcext:condition calcext:apply-style-name="Amazon" calcext:value="=&quot;Amazon&quot;" calcext:base-cell-address="'Juni 15'.D2"/>
            <calcext:condition calcext:apply-style-name="Ausgehen" calcext:value="=&quot;Ausgehen&quot;" calcext:base-cell-address="'Juni 15'.D2"/>
            <calcext:condition calcext:apply-style-name="Getränke" calcext:value="=&quot;Getränke&quot;" calcext:base-cell-address="'Juni 15'.D2"/>
            <calcext:condition calcext:apply-style-name="Kaffee" calcext:value="=&quot;Kaffee&quot;" calcext:base-cell-address="'Juni 15'.D2"/>
            <calcext:condition calcext:apply-style-name="Kleidung" calcext:value="=&quot;Kleidung&quot;" calcext:base-cell-address="'Juni 15'.D2"/>
            <calcext:condition calcext:apply-style-name="Kosmetika" calcext:value="=&quot;Kosmetika&quot;" calcext:base-cell-address="'Juni 15'.D2"/>
            <calcext:condition calcext:apply-style-name="Nahrung" calcext:value="=&quot;Nahrung&quot;" calcext:base-cell-address="'Juni 15'.D2"/>
            <calcext:condition calcext:apply-style-name="Rechnungen" calcext:value="=&quot;Rechnungen&quot;" calcext:base-cell-address="'Juni 15'.D2"/>
            <calcext:condition calcext:apply-style-name="Sonstiges" calcext:value="=&quot;Sonstiges&quot;" calcext:base-cell-address="'Juni 15'.D2"/>
            <calcext:condition calcext:apply-style-name="Tabak" calcext:value="=&quot;Tabak&quot;" calcext:base-cell-address="'Juni 15'.D2"/>
            <calcext:condition calcext:apply-style-name="Verkehr" calcext:value="=&quot;Verkehr&quot;" calcext:base-cell-address="'Juni 15'.D2"/>
            <calcext:condition calcext:apply-style-name="Zucker" calcext:value="=&quot;Zucker&quot;" calcext:base-cell-address="'Juni 15'.D2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D1:'Juni 15'.D1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28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 style:data-style-name="N2" text:time-value="11:15:48.536137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7-04T11:38:24.454546269</dc:date>
    <meta:editing-duration>PT3H45M23S</meta:editing-duration>
    <meta:editing-cycles>35</meta:editing-cycles>
    <meta:generator>LibreOffice/4.4.3.2$Linux_x86 LibreOffice_project/40m0$Build-2</meta:generator>
    <meta:document-statistic meta:table-count="2" meta:cell-count="12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20_5f_5f_5f_45_5f_5f_5f_20_5f_5f_5f_Degrees_5f_5f_5f_20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628cm" svg:height="13.442cm" xlink:href=".." xlink:type="simple" chart:class="chart:circle" chart:style-name="ch1">
        <chart:legend chart:legend-position="end" svg:x="22.968cm" svg:y="3.683cm" style:legend-expansion="high" chart:style-name="ch2"/>
        <chart:plot-area chart:style-name="ch3" table:cell-range-address="'Juni 15'.G8:'Juni 15'.H19" chart:data-source-has-labels="column" svg:x="0.154cm" svg:y="1.659cm" svg:width="19.851cm" svg:height="12.15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2.056cm" svg:width="20.34cm" svg:height="11.37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8:'Juni 15'.G1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8:'Juni 15'.H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8:'Juni 15'.G19</svg:desc>
                </draw:g>
              </table:table-cell>
              <table:table-cell office:value-type="float" office:value="512.72">
                <text:p>512.72</text:p>
                <draw:g>
                  <svg:desc>'Juni 15'.H8:'Juni 15'.H19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35.45">
                <text:p>35.4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